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259000000D4DE5EB20D.svm" manifest:media-type=""/>
  <manifest:file-entry manifest:full-path="Pictures/20000001000001CD00000129C4F4D402.svm" manifest:media-type=""/>
  <manifest:file-entry manifest:full-path="Pictures/20000001000000F6000001426FFCD15A.svm" manifest:media-type=""/>
  <manifest:file-entry manifest:full-path="Pictures/20000001000002690000013145689BC3.svm" manifest:media-type=""/>
  <manifest:file-entry manifest:full-path="Pictures/20000001000001420000012483F97882.svm" manifest:media-type=""/>
  <manifest:file-entry manifest:full-path="Pictures/2000000100000250000000D8755B6AAD.svm" manifest:media-type=""/>
  <manifest:file-entry manifest:full-path="Pictures/200000010000014200000129F2269856.svm" manifest:media-type=""/>
  <manifest:file-entry manifest:full-path="Pictures/200000010000026E0000012D2B1C45BB.svm" manifest:media-type=""/>
  <manifest:file-entry manifest:full-path="Pictures/20000001000003450000015B768FE0BC.svm" manifest:media-type=""/>
  <manifest:file-entry manifest:full-path="Pictures/20000001000001CD0000012DBE74C9DE.svm" manifest:media-type=""/>
  <manifest:file-entry manifest:full-path="Pictures/20000001000005A50000034E67E2A9CD.svm" manifest:media-type=""/>
  <manifest:file-entry manifest:full-path="Pictures/200000010000057F0000015730462ED6.svm" manifest:media-type=""/>
  <manifest:file-entry manifest:full-path="Pictures/200000010000023F000001579BADBE4C.svm" manifest:media-type=""/>
  <manifest:file-entry manifest:full-path="Pictures/2000000100000BB700000131D6D382A0.svm" manifest:media-type=""/>
  <manifest:file-entry manifest:full-path="Pictures/200000010000073A00000168CEABD26A.svm" manifest:media-type=""/>
  <manifest:file-entry manifest:full-path="Pictures/20000001000004AC0000015F46ADF4CB.svm" manifest:media-type=""/>
  <manifest:file-entry manifest:full-path="Pictures/2000000100000118000000D851DC808A.svm" manifest:media-type=""/>
  <manifest:file-entry manifest:full-path="Pictures/2000020500004F1D00003B5627B00C81.wmf" manifest:media-type=""/>
  <manifest:file-entry manifest:full-path="Pictures/200000020000013000000119F36D3AE7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5" style:family="graphic" style:parent-style-name="standard">
      <style:graphic-properties TexMathsArgs="14§latex§\begin{align*}&#10;\left ( 0, \frac{V_{CC}}{R_C}  \right )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4§latex§\begin{align*}&#10;\left ( V_{CC},0\right)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TexMathsArgs="14§latex§\begin{align*}&#10;\left (   V_{CEQ} , I_{CQ}\right )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1" style:family="graphic" style:parent-style-name="standard">
      <style:graphic-properties TexMathsArgs="14§inline§I_{C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4§inline§V_{CE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0.018cm"/>
    </style:style>
    <style:style style:name="gr14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0§display§i_B=I_{B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0§display§V_{CC}=i_C R_C+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Q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0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TexMathsArgs="10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XB Tabriz" fo:font-size="10pt" style:font-size-asian="10pt" style:font-name-complex="XB Tabriz" style:font-size-complex="10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font-name="XB Tabriz" fo:font-size="10pt" style:font-size-asian="10pt" style:font-name-complex="XB Tabriz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89cm" svg:height="3.685cm" svg:x="1.268cm" svg:y="0.396cm">
          <draw:image xlink:href="Pictures/200000020000013000000119F36D3AE7.eps" xlink:type="simple" xlink:show="embed" xlink:actuate="onLoad">
            <text:p/>
          </draw:image>
        </draw:frame>
        <draw:g>
          <draw:custom-shape draw:style-name="gr2" draw:text-style-name="P1" draw:layer="layout" svg:width="1.083cm" svg:height="0.799cm" svg:x="1.751cm" svg:y="2.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2.286cm" svg:y1="2.814cm" svg:x2="2.449cm" svg:y2="2.819cm">
            <text:p/>
          </draw:line>
        </draw:g>
        <draw:g>
          <draw:path draw:style-name="gr4" draw:text-style-name="P1" draw:layer="layout" svg:width="0.59cm" svg:height="3.037cm" svg:x="4.031cm" svg:y="0.496cm" svg:viewBox="0 0 591 3038" svg:d="M295 0c167 0 296 658 296 1519s-129 1519-296 1519-295-658-295-1519 128-1519 295-1519z">
            <text:p/>
          </draw:path>
          <draw:polygon draw:style-name="gr4" draw:text-style-name="P1" draw:layer="layout" svg:width="0cm" svg:height="0cm" svg:x="4.031cm" svg:y="0.496cm" svg:viewBox="0 0 0 0" draw:points="0,0">
            <text:p/>
          </draw:polygon>
          <draw:polygon draw:style-name="gr4" draw:text-style-name="P1" draw:layer="layout" svg:width="0cm" svg:height="0cm" svg:x="4.478cm" svg:y="3.074cm" svg:viewBox="0 0 0 0" draw:points="0,0">
            <text:p/>
          </draw:polygon>
          <draw:polygon draw:style-name="gr4" draw:text-style-name="P1" draw:layer="layout" svg:width="0.005cm" svg:height="0.121cm" svg:x="4.033cm" svg:y="1.646cm" svg:viewBox="0 0 6 122" draw:points="6,0 0,122">
            <text:p/>
          </draw:polygon>
        </draw:g>
        <draw:frame draw:style-name="gr1" draw:text-style-name="P1" xml:id="id2" draw:id="id2" draw:layer="layout" svg:width="5.712cm" svg:height="4.215cm" svg:x="6.462cm" svg:y="0.472cm">
          <draw:image xlink:href="Pictures/2000020500004F1D00003B5627B00C81.wmf" xlink:type="simple" xlink:show="embed" xlink:actuate="onLoad">
            <text:p/>
          </draw:image>
          <draw:glue-point draw:id="4" svg:x="-1.822cm" svg:y="-0.604cm"/>
          <draw:glue-point draw:id="5" svg:x="-0.367cm" svg:y="1.053cm"/>
          <draw:glue-point draw:id="6" svg:x="-1.745cm" svg:y="-0.604cm"/>
        </draw:frame>
        <draw:frame draw:style-name="gr5" draw:text-style-name="P1" draw:layer="layout" svg:width="1.171cm" svg:height="0.792cm" svg:x="5.953cm" svg:y="0.925cm">
          <draw:image xlink:href="Pictures/20000001000005A50000034E67E2A9CD.svm" xlink:type="simple" xlink:show="embed" xlink:actuate="onLoad">
            <text:p/>
          </draw:image>
        </draw:frame>
        <draw:frame draw:style-name="gr6" draw:text-style-name="P1" draw:layer="layout" svg:width="1.018cm" svg:height="0.357cm" svg:x="9.867cm" svg:y="4.308cm">
          <draw:image xlink:href="Pictures/20000001000004AC0000015F46ADF4CB.svm" xlink:type="simple" xlink:show="embed" xlink:actuate="onLoad">
            <text:p/>
          </draw:image>
        </draw:frame>
        <draw:frame draw:style-name="gr7" draw:text-style-name="P2" draw:layer="layout" svg:width="2.221cm" svg:height="0.806cm" svg:x="9.241cm" svg:y="0.301cm">
          <draw:text-box>
            <text:p><text:span text:style-name="T1">نقطہ کارکردگی</text:span></text:p>
          </draw:text-box>
        </draw:frame>
        <draw:frame draw:style-name="gr8" draw:text-style-name="P1" xml:id="id1" draw:id="id1" draw:layer="layout" svg:width="1.19cm" svg:height="0.333cm" svg:x="9.865cm" svg:y="1.057cm">
          <draw:image xlink:href="Pictures/200000010000073A00000168CEABD26A.svm" xlink:type="simple" xlink:show="embed" xlink:actuate="onLoad">
            <text:p/>
          </draw:image>
        </draw:frame>
        <draw:connector draw:style-name="gr9" draw:text-style-name="P1" draw:layer="layout" draw:type="curve" draw:line-skew="3.174cm 2.138cm" svg:x1="9.865cm" svg:y1="1.223cm" svg:x2="8.322cm" svg:y2="2.325cm" draw:start-shape="id1" draw:start-glue-point="3" draw:end-shape="id2" draw:end-glue-point="6" svg:d="M9865 1223c-1095 0-912 443-1024 638s-519 140-519 464" svg:viewBox="0 0 1544 1103">
          <text:p/>
        </draw:connector>
        <draw:frame draw:style-name="gr7" draw:text-style-name="P2" xml:id="id3" draw:id="id3" draw:layer="layout" svg:width="1.742cm" svg:height="0.806cm" svg:x="10.187cm" svg:y="2.248cm">
          <draw:text-box>
            <text:p><text:span text:style-name="T1">خطِ بوجھ</text:span></text:p>
          </draw:text-box>
        </draw:frame>
        <draw:connector draw:style-name="gr9" draw:text-style-name="P1" draw:layer="layout" draw:type="curve" draw:line-skew="3.845cm -2.237cm" svg:x1="10.187cm" svg:y1="2.651cm" svg:x2="9.109cm" svg:y2="3.022cm" draw:start-shape="id3" draw:start-glue-point="3" draw:end-shape="id2" draw:end-glue-point="5" svg:d="M10187 2651c-570 0-475 150-602 216s-476 47-476 155" svg:viewBox="0 0 1079 372">
          <text:p/>
        </draw:connector>
        <draw:line draw:style-name="gr10" draw:text-style-name="P1" draw:layer="layout" svg:x1="7.196cm" svg:y1="2.308cm" svg:x2="8.314cm" svg:y2="2.308cm">
          <text:p/>
        </draw:line>
        <draw:line draw:style-name="gr10" draw:text-style-name="P1" draw:layer="layout" svg:x1="8.32cm" svg:y1="4.163cm" svg:x2="8.32cm" svg:y2="2.311cm">
          <text:p/>
        </draw:line>
        <draw:frame draw:style-name="gr11" draw:text-style-name="P1" draw:layer="layout" svg:width="0.543cm" svg:height="0.401cm" svg:x="6.542cm" svg:y="2.097cm">
          <draw:image xlink:href="Pictures/200000010000023F000001579BADBE4C.svm" xlink:type="simple" xlink:show="embed" xlink:actuate="onLoad">
            <text:p/>
          </draw:image>
        </draw:frame>
        <draw:frame draw:style-name="gr12" draw:text-style-name="P1" draw:layer="layout" svg:width="0.639cm" svg:height="0.396cm" svg:x="8.054cm" svg:y="4.29cm">
          <draw:image xlink:href="Pictures/20000001000003450000015B768FE0BC.svm" xlink:type="simple" xlink:show="embed" xlink:actuate="onLoad">
            <text:p/>
          </draw:image>
        </draw:frame>
        <draw:frame draw:style-name="gr13" draw:text-style-name="P3" draw:layer="layout" svg:width="0.662cm" svg:height="0.729cm" svg:x="3.183cm" svg:y="1.417cm">
          <draw:text-box>
            <text:p><text:span text:style-name="T2">+</text:span></text:p>
          </draw:text-box>
        </draw:frame>
        <draw:frame draw:style-name="gr13" draw:text-style-name="P3" draw:layer="layout" svg:width="0.662cm" svg:height="0.729cm" svg:x="3.183cm" svg:y="2.137cm">
          <draw:text-box>
            <text:p><text:span text:style-name="T2">-</text:span></text:p>
          </draw:text-box>
        </draw:frame>
        <draw:frame draw:style-name="gr13" draw:text-style-name="P3" draw:layer="layout" svg:width="0.662cm" svg:height="0.729cm" svg:x="2.286cm" svg:y="1.966cm">
          <draw:text-box>
            <text:p><text:span text:style-name="T2">+</text:span></text:p>
          </draw:text-box>
        </draw:frame>
        <draw:frame draw:style-name="gr13" draw:text-style-name="P3" draw:layer="layout" svg:width="0.662cm" svg:height="0.729cm" svg:x="2.645cm" svg:y="2.592cm">
          <draw:text-box>
            <text:p><text:span text:style-name="T2">-</text:span></text:p>
          </draw:text-box>
        </draw:frame>
        <draw:line draw:style-name="gr9" draw:text-style-name="P4" draw:layer="layout" svg:x1="4.034cm" svg:y1="2.056cm" svg:x2="4.034cm" svg:y2="2.188cm">
          <text:p/>
        </draw:line>
        <draw:frame draw:style-name="gr14" draw:text-style-name="P1" draw:layer="layout" svg:width="0.385cm" svg:height="0.355cm" svg:x="7.017cm" svg:y="0.305cm">
          <draw:image xlink:href="Pictures/200000010000014200000129F2269856.svm" xlink:type="simple" xlink:show="embed" xlink:actuate="onLoad">
            <text:p/>
          </draw:image>
        </draw:frame>
        <draw:frame draw:style-name="gr15" draw:text-style-name="P1" draw:layer="layout" svg:width="1.406cm" svg:height="0.342cm" svg:x="11.28cm" svg:y="1.827cm">
          <draw:image xlink:href="Pictures/200000010000057F0000015730462ED6.svm" xlink:type="simple" xlink:show="embed" xlink:actuate="onLoad">
            <text:p/>
          </draw:image>
        </draw:frame>
        <draw:frame draw:style-name="gr16" draw:text-style-name="P1" draw:layer="layout" svg:width="0.709cm" svg:height="0.258cm" svg:x="11.693cm" svg:y="4.039cm">
          <draw:image xlink:href="Pictures/2000000100000250000000D8755B6AAD.svm" xlink:type="simple" xlink:show="embed" xlink:actuate="onLoad">
            <text:p/>
          </draw:image>
        </draw:frame>
        <draw:frame draw:style-name="gr17" draw:text-style-name="P1" draw:layer="layout" svg:width="2.998cm" svg:height="0.304cm" svg:x="9.758cm" svg:y="2.946cm">
          <draw:image xlink:href="Pictures/2000000100000BB700000131D6D382A0.svm" xlink:type="simple" xlink:show="embed" xlink:actuate="onLoad">
            <text:p/>
          </draw:image>
        </draw:frame>
        <draw:frame draw:style-name="gr18" draw:text-style-name="P1" draw:layer="layout" svg:width="0.294cm" svg:height="0.385cm" svg:x="7.932cm" svg:y="2.444cm">
          <draw:image xlink:href="Pictures/20000001000000F6000001426FFCD15A.svm" xlink:type="simple" xlink:show="embed" xlink:actuate="onLoad">
            <text:p/>
          </draw:image>
        </draw:frame>
        <draw:frame draw:style-name="gr19" draw:text-style-name="P1" draw:layer="layout" svg:width="0.739cm" svg:height="0.365cm" svg:x="5.272cm" svg:y="2.19cm">
          <draw:image xlink:href="Pictures/20000001000002690000013145689BC3.svm" xlink:type="simple" xlink:show="embed" xlink:actuate="onLoad">
            <text:p/>
          </draw:image>
        </draw:frame>
        <draw:frame draw:style-name="gr14" draw:text-style-name="P1" draw:layer="layout" svg:width="0.385cm" svg:height="0.355cm" svg:x="4.164cm" svg:y="1.874cm">
          <draw:image xlink:href="Pictures/200000010000014200000129F2269856.svm" xlink:type="simple" xlink:show="embed" xlink:actuate="onLoad">
            <text:p/>
          </draw:image>
        </draw:frame>
        <draw:frame draw:style-name="gr20" draw:text-style-name="P1" draw:layer="layout" svg:width="0.591cm" svg:height="0.215cm" svg:x="3.219cm" svg:y="2.038cm">
          <draw:image xlink:href="Pictures/2000000100000250000000D8755B6AAD.svm" xlink:type="simple" xlink:show="embed" xlink:actuate="onLoad">
            <text:p/>
          </draw:image>
        </draw:frame>
        <draw:frame draw:style-name="gr21" draw:text-style-name="P1" draw:layer="layout" svg:width="0.552cm" svg:height="0.36cm" svg:x="3.401cm" svg:y="0.983cm">
          <draw:image xlink:href="Pictures/20000001000001CD0000012DBE74C9DE.svm" xlink:type="simple" xlink:show="embed" xlink:actuate="onLoad">
            <text:p/>
          </draw:image>
        </draw:frame>
        <draw:frame draw:style-name="gr22" draw:text-style-name="P1" draw:layer="layout" svg:width="0.552cm" svg:height="0.355cm" svg:x="1.87cm" svg:y="1.552cm">
          <draw:image xlink:href="Pictures/20000001000001CD00000129C4F4D402.svm" xlink:type="simple" xlink:show="embed" xlink:actuate="onLoad">
            <text:p/>
          </draw:image>
        </draw:frame>
        <draw:frame draw:style-name="gr23" draw:text-style-name="P1" draw:layer="layout" svg:width="0.745cm" svg:height="0.36cm" svg:x="0.393cm" svg:y="3.214cm">
          <draw:image xlink:href="Pictures/200000010000026E0000012D2B1C45BB.svm" xlink:type="simple" xlink:show="embed" xlink:actuate="onLoad">
            <text:p/>
          </draw:image>
        </draw:frame>
        <draw:frame draw:style-name="gr24" draw:text-style-name="P1" draw:layer="layout" svg:width="0.335cm" svg:height="0.258cm" svg:x="0.769cm" svg:y="2.432cm">
          <draw:image xlink:href="Pictures/2000000100000118000000D851DC808A.svm" xlink:type="simple" xlink:show="embed" xlink:actuate="onLoad">
            <text:p/>
          </draw:image>
        </draw:frame>
        <draw:frame draw:style-name="gr25" draw:text-style-name="P1" draw:layer="layout" svg:width="0.385cm" svg:height="0.349cm" svg:x="2.123cm" svg:y="2.992cm">
          <draw:image xlink:href="Pictures/20000001000001420000012483F97882.svm" xlink:type="simple" xlink:show="embed" xlink:actuate="onLoad">
            <text:p/>
          </draw:image>
        </draw:frame>
        <draw:frame draw:style-name="gr26" draw:text-style-name="P1" draw:layer="layout" svg:width="0.6cm" svg:height="0.211cm" svg:x="2.45cm" svg:y="2.532cm">
          <draw:image xlink:href="Pictures/2000000100000259000000D4DE5EB20D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6T10:53:28.069174716</dc:date>
    <meta:editing-duration>PT6M24S</meta:editing-duration>
    <meta:editing-cycles>3</meta:editing-cycles>
    <meta:generator>LibreOffice/4.2.8.2$Linux_x86 LibreOffice_project/420m0$Build-2</meta:generator>
    <meta:document-statistic meta:object-count="40"/>
  </office:meta>
</office:document-meta>
</file>